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6" style:family="table">
      <style:table-properties style:width="17.607cm" fo:margin-left="-0.028cm" fo:break-before="page" table:align="left"/>
    </style:style>
    <style:style style:name="Tableau6.A" style:family="table-column">
      <style:table-column-properties style:column-width="17.607cm"/>
    </style:style>
    <style:style style:name="Tableau6.A1" style:family="table-cell">
      <style:table-cell-properties fo:padding="0.097cm" fo:border="none"/>
    </style:style>
    <style:style style:name="Tableau8" style:family="table">
      <style:table-properties style:width="17.413cm" table:align="margins"/>
    </style:style>
    <style:style style:name="Tableau8.A" style:family="table-column">
      <style:table-column-properties style:column-width="5.805cm" style:rel-column-width="21845*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607cm" fo:margin-left="-0.028cm" table:align="left"/>
    </style:style>
    <style:style style:name="Tableau1.A" style:family="table-column">
      <style:table-column-properties style:column-width="17.607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.413cm" table:align="margins"/>
    </style:style>
    <style:style style:name="Tableau3.A" style:family="table-column">
      <style:table-column-properties style:column-width="17.413cm" style:rel-column-width="65535*"/>
    </style:style>
    <style:style style:name="Tableau3.A1" style:family="table-cell">
      <style:table-cell-properties fo:background-color="#dddddd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BE" officeooo:paragraph-rsid="00356202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3e08c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d6dcbb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fba607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ans1" fo:language="fr" fo:country="BE" officeooo:rsid="00c03d46" officeooo:paragraph-rsid="00c03d46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1" fo:language="fr" fo:country="BE" officeooo:rsid="00c03d46" officeooo:paragraph-rsid="00d6dcbb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ans1" fo:language="fr" fo:country="BE" officeooo:rsid="00d6dcbb" officeooo:paragraph-rsid="00d681b5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ans1" fo:language="fr" fo:country="BE" officeooo:paragraph-rsid="00d681b5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4pt" fo:language="fr" fo:country="BE" fo:font-style="italic" fo:font-weight="bold" officeooo:rsid="00670433" officeooo:paragraph-rsid="00bded11" fo:background-color="transparent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P11" style:family="paragraph" style:parent-style-name="Table_20_Contents">
      <style:text-properties style:font-name="Liberation Sans1" fo:font-size="12pt" style:text-underline-style="solid" style:text-underline-width="auto" style:text-underline-color="font-color" officeooo:rsid="00fba607" officeooo:paragraph-rsid="00fba607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bf7f49" officeooo:paragraph-rsid="00df19bf" fo:background-color="transparent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bf7f49" officeooo:paragraph-rsid="00fba607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Liberation Sans1" fo:font-size="12pt" officeooo:rsid="00bf7f49" officeooo:paragraph-rsid="00feac9e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e851ef" officeooo:paragraph-rsid="00e851ef" fo:background-color="transparent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e851ef" officeooo:paragraph-rsid="00fba607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Liberation Sans1" fo:font-size="10pt" officeooo:rsid="00bf7f49" officeooo:paragraph-rsid="00e768d5" fo:background-color="transparent" style:font-size-asian="10pt" style:font-size-complex="10pt"/>
    </style:style>
    <style:style style:name="P18" style:family="paragraph" style:parent-style-name="Table_20_Contents">
      <style:text-properties style:font-name="Liberation Sans1" fo:font-size="10pt" officeooo:rsid="00bf7f49" officeooo:paragraph-rsid="00e08973" fo:background-color="transparent" style:font-size-asian="10pt" style:font-size-complex="10pt"/>
    </style:style>
    <style:style style:name="P19" style:family="paragraph" style:parent-style-name="Table_20_Contents">
      <style:text-properties style:font-name="Liberation Sans1" fo:font-size="10pt" officeooo:rsid="00bf7f49" officeooo:paragraph-rsid="00e8ae22" fo:background-color="transparent" style:font-size-asian="10pt" style:font-size-complex="10pt"/>
    </style:style>
    <style:style style:name="P20" style:family="paragraph" style:parent-style-name="Table_20_Contents">
      <style:text-properties style:font-name="Liberation Sans1" fo:font-size="10pt" officeooo:rsid="00df19bf" officeooo:paragraph-rsid="00df19bf" fo:background-color="transparent" style:font-size-asian="10pt" style:font-size-complex="10pt"/>
    </style:style>
    <style:style style:name="P21" style:family="paragraph" style:parent-style-name="Table_20_Contents">
      <style:text-properties style:font-name="Liberation Sans1" fo:font-size="10pt" officeooo:rsid="00df19bf" officeooo:paragraph-rsid="00ebb785" fo:background-color="transparent" style:font-size-asian="10pt" style:font-size-complex="10pt"/>
    </style:style>
    <style:style style:name="P22" style:family="paragraph" style:parent-style-name="Table_20_Contents">
      <style:text-properties style:font-name="Liberation Sans1" fo:font-size="10pt" officeooo:rsid="00f364ca" officeooo:paragraph-rsid="00fba607" fo:background-color="transparent" style:font-size-asian="10pt" style:font-size-complex="10pt"/>
    </style:style>
    <style:style style:name="P23" style:family="paragraph" style:parent-style-name="Table_20_Contents">
      <style:text-properties style:font-name="Liberation Sans1" fo:font-size="10pt" officeooo:rsid="00df19bf" officeooo:paragraph-rsid="00f9f593" fo:background-color="#ffff00" style:font-size-asian="10pt" style:font-size-complex="10pt"/>
    </style:style>
    <style:style style:name="P24" style:family="paragraph" style:parent-style-name="Table_20_Contents">
      <style:text-properties style:font-name="Liberation Sans1" fo:font-size="10pt" fo:language="fr" fo:country="BE" fo:font-style="italic" fo:font-weight="bold" officeooo:rsid="00e93158" officeooo:paragraph-rsid="00e39d7e" fo:background-color="transparent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25" style:family="paragraph" style:parent-style-name="Table_20_Contents">
      <style:text-properties style:font-name="Liberation Sans1" fo:font-size="12pt" style:text-underline-style="none" officeooo:rsid="00d8c725" officeooo:paragraph-rsid="0107e916" style:font-size-asian="12pt" style:font-size-complex="12pt"/>
    </style:style>
    <style:style style:name="P26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27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officeooo:rsid="00bf7f49" officeooo:paragraph-rsid="00d8c725" fo:background-color="transparent" style:font-size-asian="12pt" style:font-size-complex="12pt"/>
    </style:style>
    <style:style style:name="P28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officeooo:rsid="00bf7f49" officeooo:paragraph-rsid="00fba607" fo:background-color="transparent" style:font-size-asian="12pt" style:font-size-complex="12pt"/>
    </style:style>
    <style:style style:name="P29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fo:font-style="italic" fo:font-weight="bold" officeooo:rsid="00836a89" officeooo:paragraph-rsid="00feac9e" fo:background-color="transparent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style:style style:name="P30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d8c725" style:font-name-asian="DejaVu Sans" style:font-size-asian="12pt" style:font-weight-asian="bold" style:font-name-complex="DejaVu Sans" style:font-size-complex="12pt" style:font-weight-complex="bold"/>
    </style:style>
    <style:style style:name="P31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fba607" style:font-name-asian="DejaVu Sans" style:font-size-asian="12pt" style:font-weight-asian="bold" style:font-name-complex="DejaVu Sans" style:font-size-complex="12pt" style:font-weight-complex="bold"/>
    </style:style>
    <style:style style:name="P32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feac9e" fo:background-color="transparent" style:font-name-asian="DejaVu Sans" style:font-size-asian="12pt" style:font-weight-asian="bold" style:font-name-complex="DejaVu Sans" style:font-size-complex="12pt" style:font-weight-complex="bold"/>
    </style:style>
    <style:style style:name="P33" style:family="paragraph" style:parent-style-name="Standard">
      <style:paragraph-properties fo:break-before="page"/>
      <style:text-properties style:font-name="Liberation Serif2" fo:language="fr" fo:country="BE"/>
    </style:style>
    <style:style style:name="T1" style:family="text">
      <style:text-properties fo:language="fr" fo:country="BE" fo:font-style="italic" fo:font-weight="bold" officeooo:rsid="00836a89" fo:background-color="#ffff66" style:font-name-asian="DejaVu Sans" style:font-style-asian="italic" style:font-weight-asian="bold" style:font-name-complex="DejaVu Sans" style:font-style-complex="italic" style:font-weight-complex="bold"/>
    </style:style>
    <style:style style:name="T2" style:family="text">
      <style:text-properties fo:language="fr" fo:country="BE" fo:font-style="italic" fo:font-weight="bold" officeooo:rsid="00836a89" style:font-name-asian="DejaVu Sans" style:font-style-asian="italic" style:font-weight-asian="bold" style:font-name-complex="DejaVu Sans" style:font-style-complex="italic" style:font-weight-complex="bold"/>
    </style:style>
    <style:style style:name="T3" style:family="text">
      <style:text-properties fo:language="fr" fo:country="BE" fo:font-style="italic" fo:font-weight="bold" officeooo:rsid="00e93158" style:font-name-asian="DejaVu Sans" style:font-style-asian="italic" style:font-weight-asian="bold" style:font-name-complex="DejaVu Sans" style:font-style-complex="italic" style:font-weight-complex="bold"/>
    </style:style>
    <style:style style:name="T4" style:family="text">
      <style:text-properties fo:language="fr" fo:country="BE" fo:font-style="italic" fo:font-weight="bold" officeooo:rsid="00f364ca" style:font-name-asian="DejaVu Sans" style:font-style-asian="italic" style:font-weight-asian="bold" style:font-name-complex="DejaVu Sans" style:font-style-complex="italic" style:font-weight-complex="bold"/>
    </style:style>
    <style:style style:name="T5" style:family="text">
      <style:text-properties fo:language="fr" fo:country="BE" fo:font-style="italic" officeooo:rsid="00836a89" style:font-name-asian="DejaVu Sans" style:font-style-asian="italic" style:font-name-complex="DejaVu Sans" style:font-style-complex="italic"/>
    </style:style>
    <style:style style:name="T6" style:family="text">
      <style:text-properties officeooo:rsid="00836a89" fo:background-color="#ffff66"/>
    </style:style>
    <style:style style:name="T7" style:family="text">
      <style:text-properties officeooo:rsid="00db9d10"/>
    </style:style>
    <style:style style:name="T8" style:family="text">
      <style:text-properties officeooo:rsid="00df19bf"/>
    </style:style>
    <style:style style:name="T9" style:family="text">
      <style:text-properties officeooo:rsid="00f364ca"/>
    </style:style>
    <style:style style:name="T10" style:family="text">
      <style:text-properties officeooo:rsid="00fba607"/>
    </style:style>
    <style:style style:name="T11" style:family="text">
      <style:text-properties fo:font-size="10pt" fo:language="fr" fo:country="BE" fo:font-style="italic" fo:font-weight="bold" officeooo:rsid="00836a89" fo:background-color="transparent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12" style:family="text">
      <style:text-properties fo:font-size="10pt" fo:language="fr" fo:country="BE" fo:font-style="italic" fo:font-weight="normal" officeooo:rsid="00836a89" fo:background-color="transparent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f364ca"/>
    </style:style>
    <style:style style:name="T15" style:family="text">
      <style:text-properties fo:font-size="14pt" fo:language="fr" fo:country="BE" fo:font-style="italic" fo:font-weight="normal" officeooo:rsid="00836a89" fo:background-color="transparent" style:font-name-asian="DejaVu Sans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6" style:family="text">
      <style:text-properties fo:font-size="14pt" fo:language="fr" fo:country="BE" fo:font-style="italic" fo:font-weight="normal" officeooo:rsid="00836a89" fo:background-color="#ffff00" style:font-name-asian="DejaVu Sans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protect="none"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trav in objects"&gt;</text:placeholder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5"><text:span text:style-name="T13">Évolution des </text:span><text:span text:style-name="T14">travaux :</text:span><text:span text:style-name="T9"> </text:span><text:span text:style-name="T16"><text:placeholder text:placeholder-type="text">&lt;trav.code&gt;</text:placeholder></text:span></text:p>
          </table:table-cell>
        </table:table-row>
        <table:table-row>
          <table:table-cell table:style-name="Tableau6.A1" office:value-type="string">
            <text:p text:style-name="P27"><text:placeholder text:placeholder-type="text">&lt;for each="evol in trav.evol_travaux"&gt;</text:placeholder></text:p>
          </table:table-cell>
        </table:table-row>
        <table:table-row>
          <table:table-cell table:style-name="Tableau6.A1" office:value-type="string">
            <table:table table:name="Tableau8" table:style-name="Tableau8">
              <table:table-column table:style-name="Tableau8.A" table:number-columns-repeated="3"/>
              <table:table-row>
                <table:table-cell table:style-name="Tableau8.A1" table:number-columns-spanned="3" office:value-type="string">
                  <text:p text:style-name="P15">B<text:span text:style-name="T8">ilan du </text:span><text:span text:style-name="T5"><text:placeholder text:placeholder-type="text">&lt;evol.date&gt;</text:placeholder></text:span><text:span text:style-name="T8"> </text:span></text:p>
                </table:table-cell>
                <table:covered-table-cell/>
                <table:covered-table-cell/>
              </table:table-row>
              <table:table-row>
                <table:table-cell table:style-name="Tableau8.A2" office:value-type="string">
                  <text:p text:style-name="P17"><text:span text:style-name="T7">Date </text:span>: <text:span text:style-name="T2"><text:s/></text:span><text:span text:style-name="T2"><text:placeholder text:placeholder-type="text">&lt;evol.date&gt;</text:placeholder></text:span></text:p>
                </table:table-cell>
                <table:table-cell table:style-name="Tableau8.B2" office:value-type="string">
                  <text:p text:style-name="P20"><text:span text:style-name="T9">Nature </text:span>: <text:span text:style-name="T2"><text:placeholder text:placeholder-type="text">&lt;evol.nature&gt;</text:placeholder></text:span></text:p>
                </table:table-cell>
                <table:table-cell table:style-name="Tableau8.C2" office:value-type="string">
                  <text:p text:style-name="P21"><text:span text:style-name="T9">Cause </text:span>: <text:span text:style-name="T2"><text:placeholder text:placeholder-type="text">&lt;evol.cause&gt;</text:placeholder></text:span></text:p>
                </table:table-cell>
              </table:table-row>
              <table:table-row>
                <table:table-cell table:style-name="Tableau8.A3" office:value-type="string">
                  <text:p text:style-name="P18"><text:span text:style-name="T9">Diamètre : </text:span><text:span text:style-name="T2"><text:placeholder text:placeholder-type="text">&lt;evol.diametre&gt;</text:placeholder></text:span></text:p>
                </table:table-cell>
                <table:table-cell table:style-name="Tableau8.B3" office:value-type="string">
                  <text:p text:style-name="P23"><text:span text:style-name="T4">Surface</text:span><text:span text:style-name="T3"> : </text:span><text:span text:style-name="T2"><text:placeholder text:placeholder-type="text">&lt;evol.surface&gt;</text:placeholder></text:span><text:span text:style-name="T2"> </text:span><text:span text:style-name="T3">m</text:span><text:span text:style-name="T4">²</text:span></text:p>
                </table:table-cell>
                <table:table-cell table:style-name="Tableau8.C3" office:value-type="string">
                  <text:p text:style-name="P24"/>
                </table:table-cell>
              </table:table-row>
              <table:table-row>
                <table:table-cell table:style-name="Tableau8.A4" table:number-columns-spanned="3" office:value-type="string">
                  <text:p text:style-name="P19"><text:span text:style-name="T9">Observations : </text:span><text:span text:style-name="T2"><text:placeholder text:placeholder-type="text">&lt;evol.observation&gt;</text:placeholder></text:span></text:p>
                </table:table-cell>
                <table:covered-table-cell/>
                <table:covered-table-cell/>
              </table:table-row>
            </table:table>
            <text:p text:style-name="P12"/>
          </table:table-cell>
        </table:table-row>
        <table:table-row>
          <table:table-cell table:style-name="Tableau6.A1" office:value-type="string">
            <text:p text:style-name="P30"><text:placeholder text:placeholder-type="text">&lt;/for&gt;</text:placeholder></text:p>
          </table:table-cell>
        </table:table-row>
      </table:table>
      <text:p text:style-name="P8"/>
      <text:p text:style-name="P7">Plan de situation :</text:p>
      <text:p text:style-name="P5"><draw:frame draw:style-name="fr1" draw:name="image: (StringIO(str(trav.image_map)), 'image/jpeg')" text:anchor-type="paragraph" svg:x="0.019cm" svg:y="0.18cm" svg:width="17.974cm" svg:height="13.444cm" draw:z-index="3"><draw:text-box><text:p text:style-name="P9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2"/>
      <text:p text:style-name="P2"/>
      <text:p text:style-name="P5"/>
      <text:p text:style-name="P5"/>
      <text:p text:style-name="P5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Travaux</text:p>
          </table:table-cell>
        </table:table-row>
        <table:table-row>
          <table:table-cell table:style-name="Tableau1.A1" office:value-type="string">
            <text:p text:style-name="P28"><text:placeholder text:placeholder-type="text">&lt;for each="arbre in trav.arbre"&gt;</text:placeholder></text:p>
          </table:table-cell>
        </table:table-row>
        <table:table-row>
          <table:table-cell table:style-name="Tableau1.A1" office:value-type="string"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6"><text:span text:style-name="T10">Arbre : </text:span><text:span text:style-name="T5"><text:placeholder text:placeholder-type="text">&lt;arbre.code&gt;</text:placeholder></text:span><text:span text:style-name="T8"> </text:span></text:p>
                </table:table-cell>
              </table:table-row>
              <table:table-row>
                <table:table-cell table:style-name="Tableau3.A2" office:value-type="string">
                  <text:p text:style-name="P29"><text:soft-page-break/><text:placeholder text:placeholder-type="text">&lt;for each="taxon in arbre.essence"&gt;</text:placeholder></text:p>
                </table:table-cell>
              </table:table-row>
              <table:table-row>
                <table:table-cell table:style-name="Tableau3.A3" office:value-type="string">
                  <text:p text:style-name="P14">Essence : <text:span text:style-name="T2"><text:s/></text:span><text:span text:style-name="T1"><text:placeholder text:placeholder-type="text">&lt;taxon.nom_complet&gt;</text:placeholder></text:span><text:span text:style-name="T2"> / </text:span><text:span text:style-name="T1"><text:placeholder text:placeholder-type="text">&lt;taxon.nom_vern&gt;</text:placeholder></text:span></text:p>
                </table:table-cell>
              </table:table-row>
              <table:table-row>
                <table:table-cell table:style-name="Tableau3.A4" office:value-type="string">
                  <text:p text:style-name="P32"><text:placeholder text:placeholder-type="text">&lt;/for&gt;</text:placeholder></text:p>
                </table:table-cell>
              </table:table-row>
              <table:table-row>
                <table:table-cell table:style-name="Tableau3.A5" office:value-type="string">
                  <text:p text:style-name="P22"/>
                  <text:p text:style-name="P22"><draw:frame draw:style-name="fr2" draw:name="image: (StringIO(str(arbre.image_map)), 'image/jpeg')" text:anchor-type="paragraph" svg:x="0.381cm" svg:y="0.252cm" svg:width="7.731cm" svg:height="6.287cm" draw:z-index="5"><draw:text-box><text:p text:style-name="P9"/></draw:text-box></draw:frame><draw:frame draw:style-name="fr2" draw:name="image: (StringIO(str(arbre.photo)), 'image/jpeg')" text:anchor-type="paragraph" svg:x="8.853cm" svg:y="0.242cm" svg:width="7.731cm" svg:height="6.287cm" draw:z-index="4"><draw:text-box><text:p text:style-name="P9"/></draw:text-box></draw:frame>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1.A1" office:value-type="string">
            <text:p text:style-name="P31"><text:placeholder text:placeholder-type="text">&lt;/for&gt;</text:placeholder></text:p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1" meta:object-count="0" meta:page-count="3" meta:paragraph-count="20" meta:word-count="61" meta:character-count="456" meta:non-whitespace-character-count="412"/>
    <meta:user-defined meta:name="Info 1"/>
    <meta:user-defined meta:name="Info 2"/>
    <meta:user-defined meta:name="Info 3"/>
    <meta:user-defined meta:name="Info 4"/>
  </office:meta>
</office:document-meta>
</file>